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formula="of:=[.B3]*2" office:value-type="float" office:value="3200" calcext:value-type="float">
            <text:p>3200</text:p>
          </table:table-cell>
          <table:table-cell table:style-name="ce1" table:formula="of:=[.C3]*2" office:value-type="float" office:value="6400" calcext:value-type="float">
            <text:p>6400</text:p>
          </table:table-cell>
          <table:table-cell table:style-name="ce1" table:formula="of:=[.D3]*2" office:value-type="float" office:value="12800" calcext:value-type="float">
            <text:p>12800</text:p>
          </table:table-cell>
          <table:table-cell table:style-name="ce1" table:formula="of:=[.E3]*2" office:value-type="float" office:value="25600" calcext:value-type="float">
            <text:p>25600</text:p>
          </table:table-cell>
          <table:table-cell/>
          <table:table-cell table:style-name="ce5"/>
          <table:table-cell table:style-name="ce1" office:value-type="float" office:value="1600" calcext:value-type="float">
            <text:p>1600</text:p>
          </table:table-cell>
          <table:table-cell table:style-name="ce1" table:formula="of:=[.I3]*2" office:value-type="float" office:value="3200" calcext:value-type="float">
            <text:p>3200</text:p>
          </table:table-cell>
          <table:table-cell table:style-name="ce1" table:formula="of:=[.J3]*2" office:value-type="float" office:value="6400" calcext:value-type="float">
            <text:p>6400</text:p>
          </table:table-cell>
          <table:table-cell table:style-name="ce1" table:formula="of:=[.K3]*2" office:value-type="float" office:value="12800" calcext:value-type="float">
            <text:p>12800</text:p>
          </table:table-cell>
          <table:table-cell table:style-name="ce1" table:formula="of:=[.L3]*2" office:value-type="float" office:value="25600" calcext:value-type="float">
            <text:p>256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table:formula="of:=[$data.$E2]" office:value-type="float" office:value="4.118241" calcext:value-type="float">
            <text:p>4,11824</text:p>
          </table:table-cell>
          <table:table-cell table:style-name="ce11" table:formula="of:=[$data.$E5]" office:value-type="float" office:value="4.94097066666667" calcext:value-type="float">
            <text:p>4,94097</text:p>
          </table:table-cell>
          <table:table-cell table:style-name="ce11" table:formula="of:=[$data.$E8]" office:value-type="float" office:value="6.519281" calcext:value-type="float">
            <text:p>6,51928</text:p>
          </table:table-cell>
          <table:table-cell table:style-name="ce11" table:formula="of:=[$data.$E11]" office:value-type="float" office:value="9.70239433333333" calcext:value-type="float">
            <text:p>9,70239</text:p>
          </table:table-cell>
          <table:table-cell table:style-name="ce11" table:formula="of:=[$data.$E14]" office:value-type="float" office:value="16.1250783333333" calcext:value-type="float">
            <text:p>16,12508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9.000002" calcext:value-type="float">
            <text:p>9,000002</text:p>
          </table:table-cell>
          <table:table-cell table:style-name="ce29" table:formula="of:=[$data.I2]" office:value-type="float" office:value="9" calcext:value-type="float">
            <text:p>9,000000</text:p>
          </table:table-cell>
          <table:table-cell table:style-name="ce29" table:formula="of:=[$data.J2]" office:value-type="float" office:value="9" calcext:value-type="float">
            <text:p>9,000000</text:p>
          </table:table-cell>
          <table:table-cell table:style-name="ce29" table:formula="of:=[$data.K2]" office:value-type="float" office:value="9" calcext:value-type="float">
            <text:p>9,000000</text:p>
          </table:table-cell>
          <table:table-cell table:style-name="ce29" table:formula="of:=[$data.L2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table:formula="of:=[$data.$E17]" office:value-type="float" office:value="4.25455833333333" calcext:value-type="float">
            <text:p>4,25456</text:p>
          </table:table-cell>
          <table:table-cell table:style-name="ce12" table:formula="of:=[$data.$E20]" office:value-type="float" office:value="5.07987233333333" calcext:value-type="float">
            <text:p>5,07987</text:p>
          </table:table-cell>
          <table:table-cell table:style-name="ce12" table:formula="of:=[$data.$E23]" office:value-type="float" office:value="6.72126466666667" calcext:value-type="float">
            <text:p>6,72126</text:p>
          </table:table-cell>
          <table:table-cell table:style-name="ce14" table:formula="of:=[$data.$E26]" office:value-type="float" office:value="9.99242533333333" calcext:value-type="float">
            <text:p>9,99243</text:p>
          </table:table-cell>
          <table:table-cell table:style-name="ce12" table:formula="of:=[$data.$E29]" office:value-type="float" office:value="16.5308383333333" calcext:value-type="float">
            <text:p>16,53084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table:formula="of:=[$data.$E32]" office:value-type="float" office:value="4.04183566666667" calcext:value-type="float">
            <text:p>4,04184</text:p>
          </table:table-cell>
          <table:table-cell table:style-name="ce13" table:formula="of:=[$data.$E35]" office:value-type="float" office:value="4.694947" calcext:value-type="float">
            <text:p>4,69495</text:p>
          </table:table-cell>
          <table:table-cell table:style-name="ce13" table:formula="of:=[$data.$E38]" office:value-type="float" office:value="5.907799" calcext:value-type="float">
            <text:p>5,90780</text:p>
          </table:table-cell>
          <table:table-cell table:style-name="ce13" table:formula="of:=[$data.$E41]" office:value-type="float" office:value="8.35599366666667" calcext:value-type="float">
            <text:p>8,35599</text:p>
          </table:table-cell>
          <table:table-cell table:style-name="ce13" table:formula="of:=[$data.$E44]" office:value-type="float" office:value="13.2903793333333" calcext:value-type="float">
            <text:p>13,29038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table:formula="of:=[$data.$E47]" office:value-type="float" office:value="3.835884" calcext:value-type="float">
            <text:p>3,83588</text:p>
          </table:table-cell>
          <table:table-cell table:style-name="ce14" table:formula="of:=[$data.$E50]" office:value-type="float" office:value="4.48483833333333" calcext:value-type="float">
            <text:p>4,48484</text:p>
          </table:table-cell>
          <table:table-cell table:style-name="ce14" table:formula="of:=[$data.$E53]" office:value-type="float" office:value="5.03918666666667" calcext:value-type="float">
            <text:p>5,03919</text:p>
          </table:table-cell>
          <table:table-cell table:style-name="ce14" table:formula="of:=[$data.$E56]" office:value-type="float" office:value="6.13963733333333" calcext:value-type="float">
            <text:p>6,13964</text:p>
          </table:table-cell>
          <table:table-cell table:style-name="ce14" table:formula="of:=[$data.$E59]" office:value-type="float" office:value="8.69017966666667" calcext:value-type="float">
            <text:p>8,69018</text:p>
          </table:table-cell>
          <table:table-cell table:number-columns-repeated="9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1" table:formula="of:=[$data.$E62]" office:value-type="float" office:value="3.912284" calcext:value-type="float">
            <text:p>3,91228</text:p>
          </table:table-cell>
          <table:table-cell table:style-name="ce13" table:formula="of:=[$data.$E65]" office:value-type="float" office:value="4.214262" calcext:value-type="float">
            <text:p>4,21426</text:p>
          </table:table-cell>
          <table:table-cell table:style-name="ce11" table:formula="of:=[$data.$E68]" office:value-type="float" office:value="4.69334133333333" calcext:value-type="float">
            <text:p>4,69334</text:p>
          </table:table-cell>
          <table:table-cell table:style-name="ce13" table:formula="of:=[$data.$E71]" office:value-type="float" office:value="5.56665033333333" calcext:value-type="float">
            <text:p>5,56665</text:p>
          </table:table-cell>
          <table:table-cell table:style-name="ce11" table:formula="of:=[$data.$E74]" office:value-type="float" office:value="7.765563" calcext:value-type="float">
            <text:p>7,76556</text:p>
          </table:table-cell>
          <table:table-cell table:number-columns-repeated="910"/>
        </table:table-row>
        <table:table-row table:style-name="ro1">
          <table:table-cell table:style-name="ce6" table:number-columns-repeated="6"/>
          <table:table-cell table:number-columns-repeated="910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600" calcext:value-type="float">
            <text:p>1600</text:p>
          </table:table-cell>
          <table:table-cell table:style-name="ce17" table:formula="of:=[.C3]" office:value-type="float" office:value="3200" calcext:value-type="float">
            <text:p>3200</text:p>
          </table:table-cell>
          <table:table-cell table:style-name="ce17" table:formula="of:=[.D3]" office:value-type="float" office:value="6400" calcext:value-type="float">
            <text:p>6400</text:p>
          </table:table-cell>
          <table:table-cell table:style-name="ce17" table:formula="of:=[.E3]" office:value-type="float" office:value="12800" calcext:value-type="float">
            <text:p>12800</text:p>
          </table:table-cell>
          <table:table-cell table:style-name="ce17" table:formula="of:=[.F3]" office:value-type="float" office:value="25600" calcext:value-type="float">
            <text:p>25600</text:p>
          </table:table-cell>
          <table:table-cell table:number-columns-repeated="9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0.967959698127694" calcext:value-type="float">
            <text:p>0,9680</text:p>
          </table:table-cell>
          <table:table-cell table:style-name="ce21" table:formula="of:=[.C4]/[.C5]" office:value-type="float" office:value="0.972656465054207" calcext:value-type="float">
            <text:p>0,9727</text:p>
          </table:table-cell>
          <table:table-cell table:style-name="ce21" table:formula="of:=[.D4]/[.D5]" office:value-type="float" office:value="0.969948562259662" calcext:value-type="float">
            <text:p>0,9699</text:p>
          </table:table-cell>
          <table:table-cell table:style-name="ce21" table:formula="of:=[.E4]/[.E5]" office:value-type="float" office:value="0.97097491446521" calcext:value-type="float">
            <text:p>0,9710</text:p>
          </table:table-cell>
          <table:table-cell table:style-name="ce21" table:formula="of:=[.F4]/[.F5]" office:value-type="float" office:value="0.97545436040096" calcext:value-type="float">
            <text:p>0,9755</text:p>
          </table:table-cell>
          <table:table-cell table:number-columns-repeated="9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1.0189036219269" calcext:value-type="float">
            <text:p>1,0189</text:p>
          </table:table-cell>
          <table:table-cell table:style-name="ce20" table:formula="of:=[.C4]/[.C6]" office:value-type="float" office:value="1.05240179850096" calcext:value-type="float">
            <text:p>1,0524</text:p>
          </table:table-cell>
          <table:table-cell table:style-name="ce20" table:formula="of:=[.D4]/[.D6]" office:value-type="float" office:value="1.10350419843329" calcext:value-type="float">
            <text:p>1,1035</text:p>
          </table:table-cell>
          <table:table-cell table:style-name="ce20" table:formula="of:=[.E4]/[.E6]" office:value-type="float" office:value="1.16112992905173" calcext:value-type="float">
            <text:p>1,1611</text:p>
          </table:table-cell>
          <table:table-cell table:style-name="ce20" table:formula="of:=[.F4]/[.F6]" office:value-type="float" office:value="1.21328954794318" calcext:value-type="float">
            <text:p>1,2133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1.07360936879217" calcext:value-type="float">
            <text:p>1,0736</text:p>
          </table:table-cell>
          <table:table-cell table:style-name="ce21" table:formula="of:=[.C4]/[.C7]" office:value-type="float" office:value="1.10170541264401" calcext:value-type="float">
            <text:p>1,1017</text:p>
          </table:table-cell>
          <table:table-cell table:style-name="ce21" table:formula="of:=[.D4]/[.D7]" office:value-type="float" office:value="1.29371690934251" calcext:value-type="float">
            <text:p>1,2937</text:p>
          </table:table-cell>
          <table:table-cell table:style-name="ce21" table:formula="of:=[.E4]/[.E7]" office:value-type="float" office:value="1.58028785847937" calcext:value-type="float">
            <text:p>1,5803</text:p>
          </table:table-cell>
          <table:table-cell table:style-name="ce21" table:formula="of:=[.F4]/[.F7]" office:value-type="float" office:value="1.85555177819684" calcext:value-type="float">
            <text:p>1,8556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1.05264367310758" calcext:value-type="float">
            <text:p>1,0526</text:p>
          </table:table-cell>
          <table:table-cell table:style-name="ce20" table:formula="of:=[.C4]/[.C8]" office:value-type="float" office:value="1.17244031497488" calcext:value-type="float">
            <text:p>1,1724</text:p>
          </table:table-cell>
          <table:table-cell table:style-name="ce20" table:formula="of:=[.D4]/[.D8]" office:value-type="float" office:value="1.38904898173469" calcext:value-type="float">
            <text:p>1,3890</text:p>
          </table:table-cell>
          <table:table-cell table:style-name="ce20" table:formula="of:=[.E4]/[.E8]" office:value-type="float" office:value="1.74295020386587" calcext:value-type="float">
            <text:p>1,7430</text:p>
          </table:table-cell>
          <table:table-cell table:style-name="ce20" table:formula="of:=[.F4]/[.F8]" office:value-type="float" office:value="2.07648541816393" calcext:value-type="float">
            <text:p>2,0765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600" calcext:value-type="float">
            <text:p>1600</text:p>
          </table:table-cell>
          <table:table-cell table:style-name="ce1" table:formula="of:=[.C12]" office:value-type="float" office:value="3200" calcext:value-type="float">
            <text:p>3200</text:p>
          </table:table-cell>
          <table:table-cell table:style-name="ce1" table:formula="of:=[.D12]" office:value-type="float" office:value="6400" calcext:value-type="float">
            <text:p>6400</text:p>
          </table:table-cell>
          <table:table-cell table:style-name="ce1" table:formula="of:=[.E12]" office:value-type="float" office:value="12800" calcext:value-type="float">
            <text:p>12800</text:p>
          </table:table-cell>
          <table:table-cell table:style-name="ce1" table:formula="of:=[.F12]" office:value-type="float" office:value="25600" calcext:value-type="float">
            <text:p>256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483979849063847" calcext:value-type="float">
            <text:p>0,4840</text:p>
          </table:table-cell>
          <table:table-cell table:style-name="ce21" table:formula="of:=[.C14]/[.$A$23]" office:value-type="float" office:value="0.486328232527103" calcext:value-type="float">
            <text:p>0,4863</text:p>
          </table:table-cell>
          <table:table-cell table:style-name="ce21" table:formula="of:=[.D14]/[.$A$23]" office:value-type="float" office:value="0.484974281129831" calcext:value-type="float">
            <text:p>0,4850</text:p>
          </table:table-cell>
          <table:table-cell table:style-name="ce21" table:formula="of:=[.E14]/[.$A$23]" office:value-type="float" office:value="0.485487457232605" calcext:value-type="float">
            <text:p>0,4855</text:p>
          </table:table-cell>
          <table:table-cell table:style-name="ce21" table:formula="of:=[.F14]/[.$A$23]" office:value-type="float" office:value="0.48772718020048" calcext:value-type="float">
            <text:p>0,4877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254725905481725" calcext:value-type="float">
            <text:p>0,2547</text:p>
          </table:table-cell>
          <table:table-cell table:style-name="ce20" table:formula="of:=[.C15]/[.$A$24]" office:value-type="float" office:value="0.263100449625239" calcext:value-type="float">
            <text:p>0,2631</text:p>
          </table:table-cell>
          <table:table-cell table:style-name="ce20" table:formula="of:=[.D15]/[.$A$24]" office:value-type="float" office:value="0.275876049608323" calcext:value-type="float">
            <text:p>0,2759</text:p>
          </table:table-cell>
          <table:table-cell table:style-name="ce20" table:formula="of:=[.E15]/[.$A$24]" office:value-type="float" office:value="0.290282482262931" calcext:value-type="float">
            <text:p>0,2903</text:p>
          </table:table-cell>
          <table:table-cell table:style-name="ce20" table:formula="of:=[.F15]/[.$A$24]" office:value-type="float" office:value="0.303322386985794" calcext:value-type="float">
            <text:p>0,3033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178934894798696" calcext:value-type="float">
            <text:p>0,1789</text:p>
          </table:table-cell>
          <table:table-cell table:style-name="ce21" table:formula="of:=[.C16]/6" office:value-type="float" office:value="0.183617568774001" calcext:value-type="float">
            <text:p>0,1836</text:p>
          </table:table-cell>
          <table:table-cell table:style-name="ce21" table:formula="of:=[.D16]/6" office:value-type="float" office:value="0.215619484890419" calcext:value-type="float">
            <text:p>0,2156</text:p>
          </table:table-cell>
          <table:table-cell table:style-name="ce21" table:formula="of:=[.E16]/6" office:value-type="float" office:value="0.263381309746562" calcext:value-type="float">
            <text:p>0,2634</text:p>
          </table:table-cell>
          <table:table-cell table:style-name="ce21" table:formula="of:=[.F16]/6" office:value-type="float" office:value="0.309258629699473" calcext:value-type="float">
            <text:p>0,3093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0.175440612184596" calcext:value-type="float">
            <text:p>0,1754</text:p>
          </table:table-cell>
          <table:table-cell table:style-name="ce20" table:formula="of:=[.C17]/6" office:value-type="float" office:value="0.19540671916248" calcext:value-type="float">
            <text:p>0,1954</text:p>
          </table:table-cell>
          <table:table-cell table:style-name="ce20" table:formula="of:=[.D17]/6" office:value-type="float" office:value="0.231508163622448" calcext:value-type="float">
            <text:p>0,2315</text:p>
          </table:table-cell>
          <table:table-cell table:style-name="ce20" table:formula="of:=[.E17]/6" office:value-type="float" office:value="0.290491700644311" calcext:value-type="float">
            <text:p>0,2905</text:p>
          </table:table-cell>
          <table:table-cell table:style-name="ce20" table:formula="of:=[.F17]/6" office:value-type="float" office:value="0.346080903027321" calcext:value-type="float">
            <text:p>0,3461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H1]*2" office:value-type="float" office:value="3200" calcext:value-type="float">
            <text:p>3200</text:p>
          </table:table-cell>
          <table:table-cell table:formula="of:=[.I1]*2" office:value-type="float" office:value="6400" calcext:value-type="float">
            <text:p>6400</text:p>
          </table:table-cell>
          <table:table-cell table:formula="of:=[.J1]*2" office:value-type="float" office:value="12800" calcext:value-type="float">
            <text:p>12800</text:p>
          </table:table-cell>
          <table:table-cell table:formula="of:=[.K1]*2" office:value-type="float" office:value="25600" calcext:value-type="float">
            <text:p>256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144285" calcext:value-type="float">
            <text:p>4,144285</text:p>
          </table:table-cell>
          <table:table-cell table:formula="of:=AVERAGE([.D2:.D4])" office:value-type="float" office:value="4.118241" calcext:value-type="float">
            <text:p>4,118241</text:p>
          </table:table-cell>
          <table:table-cell table:number-columns-repeated="2"/>
          <table:table-cell table:style-name="ce27" table:formula="of:=AVERAGE([.$C$2:.$C$4];[.$C$17:.$C$19];[.$C$32:.$C$34];[.$C$47:.$C$49];[.$C$62:.$C$64])" office:value-type="float" office:value="9.000002" calcext:value-type="float">
            <text:p>9,000002</text:p>
          </table:table-cell>
          <table:table-cell table:style-name="ce27" table:formula="of:=AVERAGE([.$C$5:.$C$7];[.$C$20:.$C$22];[.$C$35:.$C$37];[.$C$50:.$C$52];[.$C$65:.$C$67])" office:value-type="float" office:value="9" calcext:value-type="float">
            <text:p>9,000000</text:p>
          </table:table-cell>
          <table:table-cell table:style-name="ce27" table:formula="of:=AVERAGE([.$C$8:.$C$10];[.$C$23:.$C$25];[.$C$38:.$C$40];[.$C$53:.$C$55];[.$C$68:.$C$70])" office:value-type="float" office:value="9" calcext:value-type="float">
            <text:p>9,000000</text:p>
          </table:table-cell>
          <table:table-cell table:style-name="ce27" table:formula="of:=AVERAGE([.$C$11:.$C$13];[.$C$26:.$C$28];[.$C$41:.$C$43];[.$C$56:.$C$58];[.$C$71:.$C$73])" office:value-type="float" office:value="9" calcext:value-type="float">
            <text:p>9,000000</text:p>
          </table:table-cell>
          <table:table-cell table:style-name="ce27" table:formula="of:=AVERAGE([.$C$14:.$C$16];[.$C$29:.$C$31];[.$C$44:.$C$46];[.$C$59:.$C$61];[.$C$74:.$C$76])" office:value-type="float" office:value="9" calcext:value-type="float">
            <text:p>9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104016" calcext:value-type="float">
            <text:p>4,104016</text:p>
          </table:table-cell>
          <table:table-cell table:number-columns-repeated="3"/>
          <table:table-cell table:style-name="ce27" table:formula="of:=STDEV([.$C$2:.$C$4];[.$C$17:.$C$19];[.$C$32:.$C$34];[.$C$47:.$C$49];[.$C$62:.$C$64])" office:value-type="float" office:value="0" calcext:value-type="float">
            <text:p>0,000000</text:p>
          </table:table-cell>
          <table:table-cell table:style-name="ce27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106422" calcext:value-type="float">
            <text:p>4,10642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931183" calcext:value-type="float">
            <text:p>4,931183</text:p>
          </table:table-cell>
          <table:table-cell table:formula="of:=AVERAGE([.D5:.D7])" office:value-type="float" office:value="4.94097066666667" calcext:value-type="float">
            <text:p>4,9409706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907048" calcext:value-type="float">
            <text:p>4,90704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984681" calcext:value-type="float">
            <text:p>4,98468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518774" calcext:value-type="float">
            <text:p>6,518774</text:p>
          </table:table-cell>
          <table:table-cell table:formula="of:=AVERAGE([.D8:.D10])" office:value-type="float" office:value="6.519281" calcext:value-type="float">
            <text:p>6,519281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542388" calcext:value-type="float">
            <text:p>6,54238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496681" calcext:value-type="float">
            <text:p>6,49668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9.693885" calcext:value-type="float">
            <text:p>9,693885</text:p>
          </table:table-cell>
          <table:table-cell table:formula="of:=AVERAGE([.D11:.D13])" office:value-type="float" office:value="9.70239433333333" calcext:value-type="float">
            <text:p>9,7023943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9.702672" calcext:value-type="float">
            <text:p>9,70267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9.710626" calcext:value-type="float">
            <text:p>9,710626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6.189854" calcext:value-type="float">
            <text:p>16,189854</text:p>
          </table:table-cell>
          <table:table-cell table:formula="of:=AVERAGE([.D14:.D16])" office:value-type="float" office:value="16.1250783333333" calcext:value-type="float">
            <text:p>16,125078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6.106962" calcext:value-type="float">
            <text:p>16,10696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6.078419" calcext:value-type="float">
            <text:p>16,07841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255541" calcext:value-type="float">
            <text:p>4,255541</text:p>
          </table:table-cell>
          <table:table-cell table:formula="of:=AVERAGE([.D17:.D19])" office:value-type="float" office:value="4.25455833333333" calcext:value-type="float">
            <text:p>4,254558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261911" calcext:value-type="float">
            <text:p>4,26191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246223" calcext:value-type="float">
            <text:p>4,24622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5.065074" calcext:value-type="float">
            <text:p>5,065074</text:p>
          </table:table-cell>
          <table:table-cell table:formula="of:=AVERAGE([.D20:.D22])" office:value-type="float" office:value="5.07987233333333" calcext:value-type="float">
            <text:p>5,079872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5.108319" calcext:value-type="float">
            <text:p>5,10831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5.066224" calcext:value-type="float">
            <text:p>5,06622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718394" calcext:value-type="float">
            <text:p>6,718394</text:p>
          </table:table-cell>
          <table:table-cell table:formula="of:=AVERAGE([.D23:.D25])" office:value-type="float" office:value="6.72126466666667" calcext:value-type="float">
            <text:p>6,7212646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738099" calcext:value-type="float">
            <text:p>6,73809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707301" calcext:value-type="float">
            <text:p>6,70730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9.9933" calcext:value-type="float">
            <text:p>9,9933</text:p>
          </table:table-cell>
          <table:table-cell table:formula="of:=AVERAGE([.D26:.D28])" office:value-type="float" office:value="9.99242533333333" calcext:value-type="float">
            <text:p>9,992425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9.980772" calcext:value-type="float">
            <text:p>9,98077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10.003204" calcext:value-type="float">
            <text:p>10,00320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6.534552" calcext:value-type="float">
            <text:p>16,534552</text:p>
          </table:table-cell>
          <table:table-cell table:formula="of:=AVERAGE([.D29:.D31])" office:value-type="float" office:value="16.5308383333333" calcext:value-type="float">
            <text:p>16,530838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6.523415" calcext:value-type="float">
            <text:p>16,52341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6.534548" calcext:value-type="float">
            <text:p>16,534548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035433" calcext:value-type="float">
            <text:p>4,035433</text:p>
          </table:table-cell>
          <table:table-cell table:formula="of:=AVERAGE([.D32:.D34])" office:value-type="float" office:value="4.04183566666667" calcext:value-type="float">
            <text:p>4,041835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055509" calcext:value-type="float">
            <text:p>4,05550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034565" calcext:value-type="float">
            <text:p>4,03456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733427" calcext:value-type="float">
            <text:p>4,733427</text:p>
          </table:table-cell>
          <table:table-cell table:formula="of:=AVERAGE([.D35:.D37])" office:value-type="float" office:value="4.694947" calcext:value-type="float">
            <text:p>4,69494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672709" calcext:value-type="float">
            <text:p>4,67270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678705" calcext:value-type="float">
            <text:p>4,67870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896447" calcext:value-type="float">
            <text:p>5,896447</text:p>
          </table:table-cell>
          <table:table-cell table:formula="of:=AVERAGE([.D38:.D40])" office:value-type="float" office:value="5.907799" calcext:value-type="float">
            <text:p>5,90779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934521" calcext:value-type="float">
            <text:p>5,934521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892429" calcext:value-type="float">
            <text:p>5,89242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8.339604" calcext:value-type="float">
            <text:p>8,339604</text:p>
          </table:table-cell>
          <table:table-cell table:formula="of:=AVERAGE([.D41:.D43])" office:value-type="float" office:value="8.35599366666667" calcext:value-type="float">
            <text:p>8,355993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8.351385" calcext:value-type="float">
            <text:p>8,35138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8.376992" calcext:value-type="float">
            <text:p>8,37699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3.258015" calcext:value-type="float">
            <text:p>13,258015</text:p>
          </table:table-cell>
          <table:table-cell table:formula="of:=AVERAGE([.D44:.D46])" office:value-type="float" office:value="13.2903793333333" calcext:value-type="float">
            <text:p>13,2903793333333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3.306473" calcext:value-type="float">
            <text:p>13,30647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3.30665" calcext:value-type="float">
            <text:p>13,3066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805372" calcext:value-type="float">
            <text:p>3,805372</text:p>
          </table:table-cell>
          <table:table-cell table:formula="of:=AVERAGE([.D47:.D49])" office:value-type="float" office:value="3.835884" calcext:value-type="float">
            <text:p>3,835884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873584" calcext:value-type="float">
            <text:p>3,87358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828696" calcext:value-type="float">
            <text:p>3,82869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186922" calcext:value-type="float">
            <text:p>4,186922</text:p>
          </table:table-cell>
          <table:table-cell table:formula="of:=AVERAGE([.D50:.D52])" office:value-type="float" office:value="4.48483833333333" calcext:value-type="float">
            <text:p>4,484838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545419" calcext:value-type="float">
            <text:p>4,545419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722174" calcext:value-type="float">
            <text:p>4,72217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423283" calcext:value-type="float">
            <text:p>5,423283</text:p>
          </table:table-cell>
          <table:table-cell table:formula="of:=AVERAGE([.D53:.D55])" office:value-type="float" office:value="5.03918666666667" calcext:value-type="float">
            <text:p>5,039186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728036" calcext:value-type="float">
            <text:p>4,72803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966241" calcext:value-type="float">
            <text:p>4,966241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6.10771" calcext:value-type="float">
            <text:p>6,10771</text:p>
          </table:table-cell>
          <table:table-cell table:formula="of:=AVERAGE([.D56:.D58])" office:value-type="float" office:value="6.13963733333333" calcext:value-type="float">
            <text:p>6,139637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6.283378" calcext:value-type="float">
            <text:p>6,28337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6.027824" calcext:value-type="float">
            <text:p>6,02782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712511" calcext:value-type="float">
            <text:p>8,712511</text:p>
          </table:table-cell>
          <table:table-cell table:formula="of:=AVERAGE([.D59:.D61])" office:value-type="float" office:value="8.69017966666667" calcext:value-type="float">
            <text:p>8,690179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681265" calcext:value-type="float">
            <text:p>8,68126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676763" calcext:value-type="float">
            <text:p>8,676763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877021" calcext:value-type="float">
            <text:p>3,877021</text:p>
          </table:table-cell>
          <table:table-cell table:formula="of:=AVERAGE([.D62:.D64])" office:value-type="float" office:value="3.912284" calcext:value-type="float">
            <text:p>3,912284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57646" calcext:value-type="float">
            <text:p>3,95764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02185" calcext:value-type="float">
            <text:p>3,90218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512852" calcext:value-type="float">
            <text:p>4,512852</text:p>
          </table:table-cell>
          <table:table-cell table:formula="of:=AVERAGE([.D65:.D67])" office:value-type="float" office:value="4.214262" calcext:value-type="float">
            <text:p>4,214262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004995" calcext:value-type="float">
            <text:p>4,00499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124939" calcext:value-type="float">
            <text:p>4,12493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586118" calcext:value-type="float">
            <text:p>4,586118</text:p>
          </table:table-cell>
          <table:table-cell table:formula="of:=AVERAGE([.D68:.D70])" office:value-type="float" office:value="4.69334133333333" calcext:value-type="float">
            <text:p>4,693341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820302" calcext:value-type="float">
            <text:p>4,82030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673604" calcext:value-type="float">
            <text:p>4,67360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5.641101" calcext:value-type="float">
            <text:p>5,641101</text:p>
          </table:table-cell>
          <table:table-cell table:formula="of:=AVERAGE([.D71:.D73])" office:value-type="float" office:value="5.56665033333333" calcext:value-type="float">
            <text:p>5,566650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5.288699" calcext:value-type="float">
            <text:p>5,28869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5.770151" calcext:value-type="float">
            <text:p>5,77015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171811" calcext:value-type="float">
            <text:p>8,171811</text:p>
          </table:table-cell>
          <table:table-cell table:formula="of:=AVERAGE([.D74:.D76])" office:value-type="float" office:value="7.765563" calcext:value-type="float">
            <text:p>7,76556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6.941171" calcext:value-type="float">
            <text:p>6,94117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183707" calcext:value-type="float">
            <text:p>8,18370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1">
      <number:number number:decimal-places="1" number:min-decimal-places="1" number:min-integer-digits="1"/>
    </number:number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7">
      <number:day/>
      <number:text>/</number:text>
      <number:month/>
      <number:text>/</number:text>
      <number:year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7" number:min-decimal-places="7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2"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number number:decimal-places="3" number:min-decimal-places="3"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31:55.976651445</dc:date>
    <meta:editing-duration>PT7H18M48S</meta:editing-duration>
    <meta:editing-cycles>27</meta:editing-cycles>
    <meta:generator>LibreOffice/7.3.7.2$Linux_X86_64 LibreOffice_project/30$Build-2</meta:generator>
    <meta:document-statistic meta:table-count="2" meta:cell-count="474" meta:object-count="0"/>
  </office:meta>
</office:document-meta>
</file>